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fd19" officeooo:paragraph-rsid="001dfd19"/>
    </style:style>
    <style:style style:name="P2" style:family="paragraph" style:parent-style-name="Standard">
      <style:paragraph-properties fo:text-align="justify" style:justify-single-word="false"/>
      <style:text-properties officeooo:rsid="0020a397" officeooo:paragraph-rsid="0020a397"/>
    </style:style>
    <style:style style:name="P3" style:family="paragraph" style:parent-style-name="Standard">
      <style:paragraph-properties fo:text-align="justify" style:justify-single-word="false"/>
      <style:text-properties officeooo:rsid="002274cb" officeooo:paragraph-rsid="002274cb"/>
    </style:style>
    <style:style style:name="P4" style:family="paragraph" style:parent-style-name="Standard">
      <style:paragraph-properties fo:text-align="justify" style:justify-single-word="false"/>
      <style:text-properties officeooo:paragraph-rsid="002274cb"/>
    </style:style>
    <style:style style:name="P5" style:family="paragraph" style:parent-style-name="Standard">
      <style:paragraph-properties fo:text-align="justify" style:justify-single-word="false"/>
      <style:text-properties officeooo:paragraph-rsid="0023bfd9"/>
    </style:style>
    <style:style style:name="P6" style:family="paragraph" style:parent-style-name="Standard">
      <style:paragraph-properties fo:text-align="justify" style:justify-single-word="false"/>
      <style:text-properties officeooo:paragraph-rsid="002e6f07"/>
    </style:style>
    <style:style style:name="P7" style:family="paragraph" style:parent-style-name="Standard">
      <style:paragraph-properties fo:text-align="justify" style:justify-single-word="false"/>
      <style:text-properties officeooo:rsid="0023bfd9" officeooo:paragraph-rsid="0023bfd9"/>
    </style:style>
    <style:style style:name="P8" style:family="paragraph" style:parent-style-name="Standard">
      <style:paragraph-properties fo:text-align="justify" style:justify-single-word="false"/>
      <style:text-properties officeooo:rsid="0023bfd9" officeooo:paragraph-rsid="002e6f07"/>
    </style:style>
    <style:style style:name="P9" style:family="paragraph" style:parent-style-name="Standard">
      <style:paragraph-properties fo:text-align="justify" style:justify-single-word="false"/>
      <style:text-properties officeooo:rsid="0025805f" officeooo:paragraph-rsid="0025805f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2a8f7e" officeooo:paragraph-rsid="002a8f7e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1dfd19" officeooo:paragraph-rsid="001dfd19" style:font-size-asian="16pt" style:font-weight-asian="bold" style:font-size-complex="16pt" style:font-weight-complex="bold"/>
    </style:style>
    <style:style style:name="T1" style:family="text">
      <style:text-properties officeooo:rsid="002274cb"/>
    </style:style>
    <style:style style:name="T2" style:family="text">
      <style:text-properties officeooo:rsid="00228d87"/>
    </style:style>
    <style:style style:name="T3" style:family="text">
      <style:text-properties officeooo:rsid="0023bfd9"/>
    </style:style>
    <style:style style:name="T4" style:family="text">
      <style:text-properties officeooo:rsid="0024755c"/>
    </style:style>
    <style:style style:name="T5" style:family="text">
      <style:text-properties officeooo:rsid="00272c73"/>
    </style:style>
    <style:style style:name="T6" style:family="text">
      <style:text-properties officeooo:rsid="0027db7f"/>
    </style:style>
    <style:style style:name="T7" style:family="text">
      <style:text-properties officeooo:rsid="00280768"/>
    </style:style>
    <style:style style:name="T8" style:family="text">
      <style:text-properties officeooo:rsid="0028ffb2"/>
    </style:style>
    <style:style style:name="T9" style:family="text">
      <style:text-properties officeooo:rsid="002a8f7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7db7f" style:font-style-asian="italic" style:font-style-complex="italic"/>
    </style:style>
    <style:style style:name="T13" style:family="text">
      <style:text-properties fo:font-style="italic" officeooo:rsid="002274cb" style:font-style-asian="italic" style:font-style-complex="italic"/>
    </style:style>
    <style:style style:name="T14" style:family="text">
      <style:text-properties fo:font-style="italic" officeooo:rsid="002a8f7e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27db7f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2274cb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2a8f7e" style:font-style-asian="italic" style:font-weight-asian="bold" style:font-style-complex="italic" style:font-weight-complex="bold"/>
    </style:style>
    <style:style style:name="T19" style:family="text">
      <style:text-properties officeooo:rsid="002e6f07"/>
    </style:style>
    <style:style style:name="T20" style:family="text">
      <style:text-properties officeooo:rsid="002e7877"/>
    </style:style>
    <style:style style:name="T21" style:family="text">
      <style:text-properties officeooo:rsid="002fda4c"/>
    </style:style>
    <style:style style:name="T22" style:family="text">
      <style:text-properties officeooo:rsid="003168e1"/>
    </style:style>
    <style:style style:name="T23" style:family="text">
      <style:text-properties fo:font-style="normal" fo:font-weight="bold" officeooo:rsid="0027db7f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2274cb" style:font-style-asian="normal" style:font-weight-asian="bold" style:font-style-complex="normal" style:font-weight-complex="bold"/>
    </style:style>
    <style:style style:name="T25" style:family="text">
      <style:text-properties fo:font-style="normal" fo:font-weight="normal" officeooo:rsid="0027db7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274cb" style:font-style-asian="normal" style:font-weight-asian="normal" style:font-style-complex="normal" style:font-weight-complex="normal"/>
    </style:style>
    <style:style style:name="T27" style:family="text">
      <style:text-properties officeooo:rsid="00333397"/>
    </style:style>
    <style:style style:name="T28" style:family="text">
      <style:text-properties officeooo:rsid="003454c6"/>
    </style:style>
    <style:style style:name="T29" style:family="text">
      <style:text-properties officeooo:rsid="003499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Réunion du 20/03</text:p>
      <text:p text:style-name="P1"/>
      <text:p text:style-name="P1"/>
      <text:p text:style-name="P2">Regarder <text:span text:style-name="T5">la </text:span>page Moodle <text:span text:style-name="T5">associée à</text:span> comment gérer Git avec Eclipse. <text:span text:style-name="T5">Il existe des c</text:span>ommandes Git intégrées à Eclipse, <text:span text:style-name="T5">ce qui permet</text:span><text:span text:style-name="T1"> de faire des commit depuis l’interface graphique.</text:span></text:p>
      <text:p text:style-name="P2"/>
      <text:p text:style-name="P4"><text:span text:style-name="T6">→</text:span><text:span text:style-name="T9"> </text:span><text:span text:style-name="T16">A propos</text:span><text:span text:style-name="T17"> du livrable</text:span><text:span text:style-name="T1"> : </text:span><text:span text:style-name="T6">plutôt penser à </text:span><text:span text:style-name="T1">un tableau par type d’objet, </text:span><text:span text:style-name="T6">ce serait </text:span><text:span text:style-name="T1">facilement sauvegardable et </text:span><text:span text:style-name="T6">plus simple à lire.</text:span></text:p>
      <text:p text:style-name="P3"/>
      <text:p text:style-name="P4"><text:span text:style-name="T7">Suggestion </text:span><text:span text:style-name="T1">: solution basique, un objet par ligne </text:span><text:span text:style-name="T8">suivant un certain</text:span><text:span text:style-name="T1"> format </text:span><text:span text:style-name="T8">défini à l’avance (par exemple : </text:span><text:span text:style-name="T1">type de l’objet, ses coordonnées, </text:span><text:span text:style-name="T27">le numéro de la table dans laquelle il est présent</text:span><text:span text:style-name="T1">…</text:span><text:span text:style-name="T8">). Le but est d’</text:span><text:span text:style-name="T2">aboutir à un format bien défini pour pouvoir coder simplement </text:span><text:span text:style-name="T8">et</text:span><text:span text:style-name="T2"> sans erreur.</text:span></text:p>
      <text:p text:style-name="P7"><text:span text:style-name="T9">Faire des p</text:span>olygones grossiers <text:span text:style-name="T9">pour modéliser les obstacles </text:span>(hexagones au max<text:span text:style-name="T9">imum</text:span>), sinon <text:span text:style-name="T28">cela va être </text:span>trop difficile.</text:p>
      <text:p text:style-name="P7"/>
      <text:p text:style-name="P7"><text:span text:style-name="T9">→ Réfléchir à la </text:span><text:span text:style-name="T18">d</text:span><text:span text:style-name="T15">étection de polygone</text:span><text:span text:style-name="T18">s</text:span> en analysant seulement ce qu’il se passe autour de la balle, la balle rebondit par rapport à la normale des cotés des polygones avec une énergie plus importante. <text:span text:style-name="T9">Comment définir l’espace que l’on considère comme « proche » de la balle ?</text:span></text:p>
      <text:p text:style-name="P7"/>
      <text:p text:style-name="P5"><text:span text:style-name="T9">Penser à tous types d’objets/obstacles. Par exemple, i</text:span><text:span text:style-name="T3">l peut y avoir des tunnels </text:span><text:span text:style-name="T9">dans lesquels</text:span><text:span text:style-name="T3"> la boule </text:span><text:span text:style-name="T29">entre</text:span><text:span text:style-name="T3"> </text:span><text:span text:style-name="T29">puis</text:span><text:span text:style-name="T3"> ressort de l’autre côté. </text:span><text:span text:style-name="T9">On peut aussi inventer nos propres obstacles.</text:span></text:p>
      <text:p text:style-name="P7"/>
      <text:p text:style-name="P7">→<text:span text:style-name="T9"> </text:span><text:span text:style-name="T15">Scores</text:span> :</text:p>
      <text:p text:style-name="P7">Dynamique pendant le jeu, le score d’un champignon peut augmenter <text:span text:style-name="T19">ou diminuer </text:span>au fur et à mesure du jeu par exemple.</text:p>
      <text:p text:style-name="P7"/>
      <text:p text:style-name="P8">→<text:span text:style-name="T9"> </text:span><text:span text:style-name="T15">Cibles </text:span>: </text:p>
      <text:p text:style-name="P6"><text:span text:style-name="T19">P</text:span><text:span text:style-name="T3">etits obstacles qui disparaissent quand on les touche, </text:span><text:span text:style-name="T19">créer</text:span><text:span text:style-name="T3"> </text:span><text:span text:style-name="T19">par exemple</text:span><text:span text:style-name="T3"> des cibles </text:span><text:span text:style-name="T19">qui</text:span><text:span text:style-name="T3"> rapportent b</text:span><text:span text:style-name="T19">eau</text:span><text:span text:style-name="T3">c</text:span><text:span text:style-name="T19">ou</text:span><text:span text:style-name="T3">p de points à </text:span><text:span text:style-name="T19">certains moments</text:span><text:span text:style-name="T3"> et </text:span><text:span text:style-name="T19">peuvent en faire perdre à d’autres moments.</text:span></text:p>
      <text:p text:style-name="P7"/>
      <text:p text:style-name="P5"><text:span text:style-name="T22">On pourrait également imaginer</text:span><text:span text:style-name="T3"> des règles du jeu particulières pour chaque flipper, </text:span><text:span text:style-name="T21">dans le but de</text:span><text:span text:style-name="T20"> dynamiser le jeu.</text:span></text:p>
      <text:p text:style-name="P7"/>
      <text:p text:style-name="P7"/>
      <text:p text:style-name="P7"><text:span text:style-name="T10">Avant de commencer à coder, répartir les tâches :</text:span></text:p>
      <text:p text:style-name="P10"/>
      <text:p text:style-name="P10">Exemple de répartition/tâches à accomplir :</text:p>
      <text:p text:style-name="P7">-conception et lecture des maps et mises en place du jeu</text:p>
      <text:p text:style-name="P7">-M<text:span text:style-name="T4">ain loop : </text:span>exécution du jeu, <text:span text:style-name="T4">aspects de collision...</text:span></text:p>
      <text:p text:style-name="P7">-comptage des points</text:p>
      <text:p text:style-name="P7"/>
      <text:p text:style-name="P7">→<text:span text:style-name="T4"> d’ici quelques jours, commencer à coder, </text:span><text:span text:style-name="T9">commencer une </text:span><text:span text:style-name="T4">sorte de brouillon </text:span><text:span text:style-name="T9">qui se verra</text:span><text:span text:style-name="T4"> amélioré</text:span><text:span text:style-name="T9"> au cours du temps</text:span></text:p>
      <text:p text:style-name="P7"/>
      <text:p text:style-name="P9"/>
      <text:p text:style-name="P9">Prochaine réunion : Jeudi 26/03 16h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20T13:34:36.428815828</meta:creation-date>
    <dc:date>2020-03-23T15:02:21.052312623</dc:date>
    <meta:editing-duration>P3DT1H17M15S</meta:editing-duration>
    <meta:editing-cycles>22</meta:editing-cycles>
    <meta:generator>LibreOffice/6.4.0.3$MacOSX_X86_64 LibreOffice_project/b0a288ab3d2d4774cb44b62f04d5d28733ac6df8</meta:generator>
    <meta:document-statistic meta:table-count="0" meta:image-count="0" meta:object-count="0" meta:page-count="1" meta:paragraph-count="19" meta:word-count="339" meta:character-count="1996" meta:non-whitespace-character-count="1675"/>
  </office:meta>
</office:document-meta>
</file>